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Reference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2">
            <text:p>Opamp supply divider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Vbatmin</text:p>
          </table:table-cell>
          <table:table-cell office:value-type="string" table:style-name="ce1">
            <text:p>Vbatmax</text:p>
          </table:table-cell>
          <table:table-cell office:value-type="string" table:style-name="ce1">
            <text:p>Vref</text:p>
          </table:table-cell>
          <table:table-cell office:value-type="string" table:style-name="ce1">
            <text:p>Rref[kom]</text:p>
          </table:table-cell>
          <table:table-cell office:value-type="string" table:style-name="ce1">
            <text:p>Irefmin</text:p>
          </table:table-cell>
          <table:table-cell office:value-type="string" table:style-name="ce1">
            <text:p>Irefmax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2.6" table:style-name="ce1">
            <text:p>12.6</text:p>
          </table:table-cell>
          <table:table-cell office:value-type="float" office:value="1.24" table:style-name="ce1">
            <text:p>1.24</text:p>
          </table:table-cell>
          <table:table-cell office:value-type="float" office:value="100" table:style-name="ce1">
            <text:p>100</text:p>
          </table:table-cell>
          <table:table-cell office:value-type="float" office:value="97.6" table:formula="of:=1000000*([.B5]-[.D5])/([.E5]*1000)" table:style-name="ce1">
            <text:p>97.6</text:p>
          </table:table-cell>
          <table:table-cell office:value-type="float" office:value="113.6" table:formula="of:=1000000*([.C5]-[.D5])/([.E5]*1000)" table:style-name="ce1">
            <text:p>113.6</text:p>
          </table:table-cell>
          <table:table-cell table:number-columns-repeated="4" table:style-name="ce1"/>
          <table:table-cell office:value-type="string" table:style-name="ce1">
            <text:p>Uin</text:p>
          </table:table-cell>
          <table:table-cell table:style-name="ce1"/>
          <table:table-cell office:value-type="string" table:style-name="ce1">
            <text:p>R1[kom]</text:p>
          </table:table-cell>
          <table:table-cell office:value-type="string" table:style-name="ce1">
            <text:p>R2[kom]</text:p>
          </table:table-cell>
          <table:table-cell office:value-type="string" table:style-name="ce1">
            <text:p>Idiv[uA]</text:p>
          </table:table-cell>
          <table:table-cell office:value-type="string" table:style-name="ce1">
            <text:p>Uout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2.6" table:style-name="ce1">
            <text:p>12.6</text:p>
          </table:table-cell>
          <table:table-cell office:value-type="float" office:value="1.24" table:style-name="ce1">
            <text:p>1.24</text:p>
          </table:table-cell>
          <table:table-cell office:value-type="float" office:value="99" table:formula="of:=[.E5]-[.E5]/100" table:style-name="ce1">
            <text:p>99</text:p>
          </table:table-cell>
          <table:table-cell office:value-type="float" office:value="98.585858585858588" table:formula="of:=1000000*([.B6]-[.D6])/([.E6]*1000)" table:style-name="ce1">
            <text:p>98.58585859</text:p>
          </table:table-cell>
          <table:table-cell office:value-type="float" office:value="114.74747474747475" table:formula="of:=1000000*([.C6]-[.D6])/([.E6]*1000)" table:style-name="ce1">
            <text:p>114.7474747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254.54545454545453" table:formula="of:=1000000*[.L6]/(([.N6]+[.O6])*1000)" table:style-name="ce1">
            <text:p>254.5454545</text:p>
          </table:table-cell>
          <table:table-cell office:value-type="float" office:value="5.6" table:formula="of:=[.L6]*[.O6]/([.N6]+[.O6])" table:style-name="ce1">
            <text:p>5.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2.6" table:style-name="ce1">
            <text:p>12.6</text:p>
          </table:table-cell>
          <table:table-cell office:value-type="float" office:value="1.24" table:style-name="ce1">
            <text:p>1.24</text:p>
          </table:table-cell>
          <table:table-cell office:value-type="float" office:value="101" table:formula="of:=[.E5]+[.E5]/100" table:style-name="ce1">
            <text:p>101</text:p>
          </table:table-cell>
          <table:table-cell office:value-type="float" office:value="96.633663366336634" table:formula="of:=1000000*([.B7]-[.D7])/([.E7]*1000)" table:style-name="ce1">
            <text:p>96.63366337</text:p>
          </table:table-cell>
          <table:table-cell office:value-type="float" office:value="112.47524752475248" table:formula="of:=1000000*([.C7]-[.D7])/([.E7]*1000)" table:style-name="ce1">
            <text:p>112.4752475</text:p>
          </table:table-cell>
          <table:table-cell table:number-columns-repeated="4" table:style-name="ce1"/>
          <table:table-cell office:value-type="float" office:value="12.6" table:style-name="ce1">
            <text:p>12.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229.09090909090909" table:formula="of:=1000000*[.L7]/(([.N7]+[.O7])*1000)" table:style-name="ce1">
            <text:p>229.0909091</text:p>
          </table:table-cell>
          <table:table-cell office:value-type="float" office:value="5.04" table:formula="of:=[.L7]*[.O7]/([.N7]+[.O7])" table:style-name="ce1">
            <text:p>5.04</text:p>
          </table:table-cell>
          <table:table-cell table:number-columns-repeated="16367"/>
        </table:table-row>
        <table:table-row table:style-name="ro1">
          <table:table-cell/>
          <table:table-cell table:number-columns-repeated="10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200" table:formula="of:=1000000*[.L8]/(([.N8]+[.O8])*1000)" table:style-name="ce1">
            <text:p>200</text:p>
          </table:table-cell>
          <table:table-cell office:value-type="float" office:value="4.4000000000000004" table:formula="of:=[.L8]*[.O8]/([.N8]+[.O8])" table:style-name="ce1">
            <text:p>4.4</text:p>
          </table:table-cell>
          <table:table-cell table:number-columns-repeated="16367"/>
        </table:table-row>
        <table:table-row table:style-name="ro2">
          <table:table-cell/>
          <table:table-cell table:number-columns-repeated="10" table:style-name="ce1"/>
          <table:table-cell office:value-type="string" table:style-name="ce3">
            <text:p>AZV3002S-13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10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20" table:formula="of:=1000000*[.L10]/(([.N10]+[.O10])*1000)" table:style-name="ce1">
            <text:p>220</text:p>
          </table:table-cell>
          <table:table-cell office:value-type="float" office:value="4.4000000000000004" table:formula="of:=[.L10]*[.O10]/([.N10]+[.O10])" table:style-name="ce1">
            <text:p>4.4</text:p>
          </table:table-cell>
          <table:table-cell table:number-columns-repeated="1636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2">
            <text:p>Reference divider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Uin</text:p>
          </table:table-cell>
          <table:table-cell office:value-type="string" table:style-name="ce1">
            <text:p>Uout</text:p>
          </table:table-cell>
          <table:table-cell office:value-type="string" table:style-name="ce1">
            <text:p>R1[kom]</text:p>
          </table:table-cell>
          <table:table-cell office:value-type="string" table:style-name="ce1">
            <text:p>R2[kom]</text:p>
          </table:table-cell>
          <table:table-cell office:value-type="string" table:style-name="ce1">
            <text:p>Idiv[uA]</text:p>
          </table:table-cell>
          <table:table-cell office:value-type="string" table:style-name="ce1">
            <text:p>Uoutcalc</text:p>
          </table:table-cell>
          <table:table-cell office:value-type="string" table:style-name="ce1">
            <text:p>Uincalc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1" table:style-name="ce1">
            <text:p>11</text:p>
          </table:table-cell>
          <table:table-cell office:value-type="float" office:value="1.24" table:style-name="ce1">
            <text:p>1.24</text:p>
          </table:table-cell>
          <table:table-cell office:value-type="float" office:value="1800" table:style-name="ce1">
            <text:p>1800</text:p>
          </table:table-cell>
          <table:table-cell office:value-type="float" office:value="220" table:style-name="ce1">
            <text:p>220</text:p>
          </table:table-cell>
          <table:table-cell office:value-type="float" office:value="5.4455445544554459" table:formula="of:=1000000*[.L23]/(([.N23]+[.O23])*1000)" table:style-name="ce1">
            <text:p>5.445544554</text:p>
          </table:table-cell>
          <table:table-cell office:value-type="float" office:value="1.198019801980198" table:formula="of:=[.L23]*[.O23]/([.N23]+[.O23])" table:style-name="ce1">
            <text:p>1.198019802</text:p>
          </table:table-cell>
          <table:table-cell office:value-type="float" office:value="11.385454545454547" table:formula="of:=[.M23]*([.O23]+[.N23])/[.O23]" table:style-name="ce1">
            <text:p>11.38545455</text:p>
          </table:table-cell>
          <table:table-cell table:number-columns-repeated="16366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buleks</dc:creator>
    <meta:creation-date>2020-10-17T18:52:28Z</meta:creation-date>
    <dc:date>2020-10-17T23:43:39Z</dc:date>
    <meta:editing-cycles>2</meta:editing-cycles>
    <meta:editing-duration>PT1460S</meta:editing-duration>
  </office:meta>
</office:document-meta>
</file>